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fr" fo:country="FR" officeooo:rsid="00063193" officeooo:paragraph-rsid="00063193"/>
    </style:style>
    <style:style style:name="P2" style:family="paragraph" style:parent-style-name="Standard">
      <style:text-properties fo:language="fr" fo:country="FR" officeooo:rsid="00064afd" officeooo:paragraph-rsid="00064afd"/>
    </style:style>
    <style:style style:name="P3" style:family="paragraph" style:parent-style-name="Standard">
      <style:text-properties fo:language="fr" fo:country="FR" officeooo:rsid="0006967c" officeooo:paragraph-rsid="0006967c"/>
    </style:style>
    <style:style style:name="T1" style:family="text">
      <style:text-properties officeooo:rsid="00064afd"/>
    </style:style>
    <style:style style:name="T2" style:family="text">
      <style:text-properties officeooo:rsid="000696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disposons de 3 manieres de faire la descente de gradient, la premiere en changeant les paramettres qu’une seule fois par epoch (On calcul le gradient moyen sur tout le dataset), cette méthode à une convergence garantie pour les problemes convexe mais est trés lourde a calculer a chaque étape et donc trés longue a converger, de plus si des données sont similaire il y a de la redondence. La deuxieme qui est la SGD(stochatic gradient descente) qui change les paramettres a chaque fois qu’on vois un seul exemple, cette méthode est beaucoup plus rapide mais souffre d’une grande variance, qui peut à la fois etre bien pour sortie des minimas locaux et pas trés bien pour atteindre un minimum. <text:span text:style-name="T1">Un bon compromis entre ces deux méthodes est le mini-batch gradient descente, qui prend un paquet d’exemple pour chaque mise a jours.</text:span></text:p>
      <text:p text:style-name="P1"/>
      <text:p text:style-name="P2">Momentum : On accumule les gradient et on met a jours selon le gradiant sommer des précédents et le nouveau gradient, permet une converge plus rapide et permet d’éviter les oscillations.</text:p>
      <text:p text:style-name="P2"/>
      <text:p text:style-name="P2">Nesterov : Meme idée que momuntum sauf qu’au lieux d’ajouter le gradient actuel, on estime la positon des nouveau parammetre et on ajoute le gradient par rapport au nouveau parammetre. Cela évite de partir trop loin lorsqu’on arrive à la fin d’une “descente”, meilleurs réactivité.</text:p>
      <text:p text:style-name="P2"/>
      <text:p text:style-name="P2">AdaGrad : <text:span text:style-name="T2">On personalise le learning rate pour chaque parammetre indépendament, pour cela on divise le learning rate par la racine de la somme des gradient sur ce paramettre au carré. On rajoute un espilon juste pour évité une éventuelle division par zero</text:span></text:p>
      <text:p text:style-name="P2"/>
      <text:p text:style-name="P2"/>
      <text:p text:style-name="P3">RMSProp : On corrige AdaGrad car aprés de nombreuse étapes la somme des gradient au carrer est trop grand et donc le lr→0 et donc le réseaux n’apprend plus rien . On somme maintenant du coup les gradients au carrer d’une fenettre dans la passé.</text:p>
      <text:p text:style-name="P3"/>
      <text:p text:style-name="P3">AdaDelta : En corrigeant avec RMSProp on a des problemes d’unité et donc re Corrige la formule.</text:p>
      <text:p text:style-name="P3"/>
      <text:p text:style-name="P3">Adam : Dans AdaGrad/AdaDelta et RmsProp on avait une somme des gradient au carrer et dans les momentum une somme des gradients. Adam propose d’utiliser ses deux sommes, pour faire un algo avec momentum et “personalisé” pour chaque paramettre.</text:p>
      <text:p text:style-name="P3"/>
      <text:p text:style-name="P3">AdaMax : Adam revient a utilisé une norme 2, AdaMax propose d’utiliser la norme infinit qui est le max. Les autres normes sont numériquement instable.</text:p>
      <text:p text:style-name="P3"/>
      <text:p text:style-name="P3">Nadam : Adam avec le nesterov pour une meilleurs réactivité.</text:p>
      <text:p text:style-name="P3"/>
      <text:p text:style-name="P3">AmsGrad : Probleme d’info rare, le gradient pour celle ci est dimminuer par la decaying avreage, on propose donc de la changer par un max entre la nouvelle valeurs(du moment de second ordre) et la valeur précédente.</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0:19:17.605292005</meta:creation-date>
    <dc:date>2019-10-07T10:42:10.398322696</dc:date>
    <meta:editing-duration>PT22M52S</meta:editing-duration>
    <meta:editing-cycles>4</meta:editing-cycles>
    <meta:generator>LibreOffice/6.0.7.3$Linux_X86_64 LibreOffice_project/00m0$Build-3</meta:generator>
    <meta:document-statistic meta:table-count="0" meta:image-count="0" meta:object-count="0" meta:page-count="1" meta:paragraph-count="10" meta:word-count="434" meta:character-count="2559" meta:non-whitespace-character-count="2135"/>
  </office:meta>
</office:document-meta>
</file>